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02b" officeooo:paragraph-rsid="001d802b"/>
    </style:style>
    <style:style style:name="P2" style:family="paragraph" style:parent-style-name="Standard">
      <style:paragraph-properties fo:break-before="page"/>
      <style:text-properties officeooo:rsid="001d802b" officeooo:paragraph-rsid="001d802b"/>
    </style:style>
    <style:style style:name="P3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6" style:family="paragraph" style:parent-style-name="Standard">
      <style:paragraph-properties style:line-height-at-least="0.198in"/>
      <style:text-properties fo:color="#008000" loext:opacity="100%" style:font-name="Consolas" fo:font-size="10.5pt" fo:font-weight="normal" fo:background-color="#ffffff"/>
    </style:style>
    <style:style style:name="P7" style:family="paragraph" style:parent-style-name="Standard">
      <style:text-properties fo:color="#008000" loext:opacity="100%" style:font-name="Consolas" fo:font-size="10.5pt" fo:font-weight="normal" officeooo:rsid="001d802b" officeooo:paragraph-rsid="001d802b" fo:background-color="#ffffff"/>
    </style:style>
    <style:style style:name="P8" style:family="paragraph" style:parent-style-name="Standard">
      <style:paragraph-properties fo:break-before="page"/>
      <style:text-properties fo:color="#008000" loext:opacity="100%" style:font-name="Consolas" fo:font-size="10.5pt" fo:font-weight="normal" officeooo:rsid="001d802b" officeooo:paragraph-rsid="001d802b" fo:background-color="#ffffff"/>
    </style:style>
    <style:style style:name="P9" style:family="paragraph" style:parent-style-name="Standard">
      <style:paragraph-properties style:line-height-at-least="0.198in"/>
      <style:text-properties fo:color="#008000" loext:opacity="100%" fo:background-color="#ffffff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top="0in" fo:margin-bottom="0.1965in" style:contextual-spacing="false" style:line-height-at-least="0.198in"/>
    </style:style>
    <style:style style:name="P12" style:family="paragraph" style:parent-style-name="Standard">
      <style:text-properties style:font-name="Arial" officeooo:rsid="001d802b" officeooo:paragraph-rsid="001d802b"/>
    </style:style>
    <style:style style:name="P13" style:family="paragraph" style:parent-style-name="Standard">
      <style:text-properties style:font-name="Arial" fo:font-weight="bold" officeooo:rsid="001d802b" officeooo:paragraph-rsid="001d802b" style:font-weight-asian="bold" style:font-weight-complex="bold"/>
    </style:style>
    <style:style style:name="P14" style:family="paragraph" style:parent-style-name="Standard">
      <style:text-properties style:font-name="Arial" officeooo:rsid="00228d29" officeooo:paragraph-rsid="00228d29"/>
    </style:style>
    <style:style style:name="P15" style:family="paragraph" style:parent-style-name="Standard">
      <style:paragraph-properties style:line-height-at-least="0.198in"/>
      <style:text-properties fo:color="#808080" loext:opacity="100%" style:font-name="Consolas" fo:font-size="10.5pt" fo:font-weight="normal" fo:background-color="#ffffff"/>
    </style:style>
    <style:style style:name="P16" style:family="paragraph" style:parent-style-name="Standard">
      <style:paragraph-properties style:line-height-at-least="0.198in"/>
      <style:text-properties fo:color="#808080" loext:opacity="100%" fo:background-color="#ffffff"/>
    </style:style>
    <style:style style:name="P17" style:family="paragraph" style:parent-style-name="Standard">
      <style:paragraph-properties style:line-height-at-least="0.198in"/>
      <style:text-properties fo:color="#a31515" loext:opacity="100%" fo:background-color="#ffffff"/>
    </style:style>
    <style:style style:name="P18" style:family="paragraph" style:parent-style-name="Standard">
      <style:text-properties officeooo:rsid="0020bb53" officeooo:paragraph-rsid="0020bb53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bb53" officeooo:paragraph-rsid="0020bb53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1" fo:font-size="10pt" style:font-size-asian="10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Consolas" fo:font-size="10.5pt" fo:font-weight="normal"/>
    </style:style>
    <style:style style:name="T3" style:family="text">
      <style:text-properties fo:color="#000000" loext:opacity="100%" style:font-name="Consolas1" fo:font-size="10pt" style:font-size-asian="10pt"/>
    </style:style>
    <style:style style:name="T4" style:family="text">
      <style:text-properties fo:color="#000000" loext:opacity="100%" style:font-name="Consolas1" fo:font-size="10pt" fo:font-weight="bold" style:font-size-asian="10pt" style:font-weight-asian="bold"/>
    </style:style>
    <style:style style:name="T5" style:family="text">
      <style:text-properties fo:color="#000000" loext:opacity="100%" style:font-name="Consolas1" fo:font-size="10pt" fo:background-color="#e0e0e0" loext:char-shading-value="0" style:font-size-asian="10pt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style:font-name="Consolas" fo:font-size="10.5pt" fo:font-weight="normal"/>
    </style:style>
    <style:style style:name="T9" style:family="text">
      <style:text-properties fo:color="#098658" loext:opacity="100%"/>
    </style:style>
    <style:style style:name="T10" style:family="text">
      <style:text-properties fo:color="#098658" loext:opacity="100%" style:font-name="Consolas" fo:font-size="10.5pt" fo:font-weight="normal"/>
    </style:style>
    <style:style style:name="T11" style:family="text">
      <style:text-properties fo:color="#e21f1f" loext:opacity="100%"/>
    </style:style>
    <style:style style:name="T12" style:family="text">
      <style:text-properties fo:color="#e21f1f" loext:opacity="100%" style:font-name="Consolas" fo:font-size="10.5pt" fo:font-weight="normal"/>
    </style:style>
    <style:style style:name="T13" style:family="text">
      <style:text-properties fo:color="#a31515" loext:opacity="100%"/>
    </style:style>
    <style:style style:name="T14" style:family="text">
      <style:text-properties fo:color="#a31515" loext:opacity="100%" style:font-name="Consolas" fo:font-size="10.5pt" fo:font-weight="normal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8a1bff" loext:opacity="100%"/>
    </style:style>
    <style:style style:name="T18" style:family="text">
      <style:text-properties fo:color="#8a1bff" loext:opacity="100%" style:font-name="Consolas" fo:font-size="10.5pt" fo:font-weight="normal"/>
    </style:style>
    <style:style style:name="T19" style:family="text">
      <style:text-properties fo:color="#2b91af" loext:opacity="100%"/>
    </style:style>
    <style:style style:name="T20" style:family="text">
      <style:text-properties fo:color="#2b91af" loext:opacity="100%" style:font-name="Consolas" fo:font-size="10.5pt" fo:font-weight="normal"/>
    </style:style>
    <style:style style:name="T21" style:family="text">
      <style:text-properties fo:color="#74531f" loext:opacity="100%"/>
    </style:style>
    <style:style style:name="T22" style:family="text">
      <style:text-properties fo:color="#74531f" loext:opacity="100%" style:font-name="Consolas" fo:font-size="10.5pt" fo:font-weight="normal"/>
    </style:style>
    <style:style style:name="T23" style:family="text">
      <style:text-properties fo:color="#8f08c4" loext:opacity="100%"/>
    </style:style>
    <style:style style:name="T24" style:family="text">
      <style:text-properties fo:color="#8f08c4" loext:opacity="100%" style:font-name="Consolas" fo:font-size="10.5pt" fo:font-weight="normal"/>
    </style:style>
    <style:style style:name="T25" style:family="text">
      <style:text-properties fo:color="#b776fb" loext:opacity="100%"/>
    </style:style>
    <style:style style:name="T26" style:family="text">
      <style:text-properties fo:color="#b776fb" loext:opacity="100%" style:font-name="Consolas" fo:font-size="10.5pt" fo:font-weight="normal"/>
    </style:style>
    <style:style style:name="T27" style:family="text">
      <style:text-properties fo:color="#1f377f" loext:opacity="100%"/>
    </style:style>
    <style:style style:name="T28" style:family="text">
      <style:text-properties fo:color="#1f377f" loext:opacity="100%" style:font-name="Consolas" fo:font-size="10.5pt" fo:font-weight="normal"/>
    </style:style>
    <style:style style:name="T29" style:family="text">
      <style:text-properties officeooo:rsid="0020bb53"/>
    </style:style>
    <style:style style:name="T30" style:family="text">
      <style:text-properties fo:color="#3f7f5f" loext:opacity="100%" style:font-name="Consolas1" fo:font-size="10pt" style:font-size-asian="10pt"/>
    </style:style>
    <style:style style:name="T31" style:family="text">
      <style:text-properties fo:color="#3f7f5f" loext:opacity="100%" style:font-name="Consolas1" fo:font-size="10pt" style:text-underline-style="solid" style:text-underline-width="auto" style:text-underline-color="font-color" style:font-size-asian="10pt"/>
    </style:style>
    <style:style style:name="T32" style:family="text">
      <style:text-properties fo:color="#3f7f5f" loext:opacity="100%" style:font-name="Consolas1" fo:font-size="10pt" style:text-underline-style="solid" style:text-underline-width="auto" style:text-underline-color="font-color" fo:background-color="#e0e0e0" loext:char-shading-value="0" style:font-size-asian="10pt"/>
    </style:style>
    <style:style style:name="T33" style:family="text">
      <style:text-properties fo:color="#3f7f5f" loext:opacity="100%" style:font-name="Consolas1" fo:font-size="10pt" fo:background-color="#e0e0e0" loext:char-shading-value="0" style:font-size-asian="10pt"/>
    </style:style>
    <style:style style:name="T34" style:family="text">
      <style:text-properties fo:color="#7f0055" loext:opacity="100%" style:font-name="Consolas1" fo:font-size="10pt" fo:font-weight="bold" style:font-size-asian="10pt" style:font-weight-asian="bold"/>
    </style:style>
    <style:style style:name="T35" style:family="text">
      <style:text-properties fo:color="#7f0055" loext:opacity="100%" style:font-name="Consolas1" fo:font-size="10pt" fo:font-weight="bold" fo:background-color="#e0e0e0" loext:char-shading-value="0" style:font-size-asian="10pt" style:font-weight-asian="bold"/>
    </style:style>
    <style:style style:name="T36" style:family="text">
      <style:text-properties fo:color="#2a00ff" loext:opacity="100%" style:font-name="Consolas1" fo:font-size="10pt" style:font-size-asian="10pt"/>
    </style:style>
    <style:style style:name="T37" style:family="text">
      <style:text-properties fo:color="#2a00ff" loext:opacity="100%" style:font-name="Consolas1" fo:font-size="10pt" style:text-underline-style="solid" style:text-underline-width="auto" style:text-underline-color="font-color" style:font-size-asian="10pt"/>
    </style:style>
    <style:style style:name="T38" style:family="text">
      <style:text-properties fo:color="#005032" loext:opacity="100%" style:font-name="Consolas1" fo:font-size="10pt" style:font-size-asian="10pt"/>
    </style:style>
    <style:style style:name="T39" style:family="text">
      <style:text-properties fo:color="#642880" loext:opacity="100%" style:font-name="Consolas1" fo:font-size="10pt" fo:font-weight="bold" style:font-size-asian="10pt" style:font-weight-asian="bold"/>
    </style:style>
    <style:style style:name="T40" style:family="text">
      <style:text-properties fo:color="#0000c0" loext:opacity="100%" style:font-name="Consolas1" fo:font-size="10pt" fo:font-style="italic" style:font-size-asian="10pt" style:font-style-asian="italic"/>
    </style:style>
    <style:style style:name="T41" style:family="text">
      <style:text-properties fo:color="#0000c0" loext:opacity="100%" style:font-name="Consolas1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irmware Notes</text:p>
      <text:p text:style-name="P13">RJ Hegler Technologies, LLC</text:p>
      <text:p text:style-name="P12"/>
      <text:p text:style-name="P12">Project: PostAlert <text:span text:style-name="T29">Mailbox</text:span></text:p>
      <text:p text:style-name="P12"/>
      <text:p text:style-name="P12">Development Platform: <text:span text:style-name="T29">STM32CubeIDE 1.15.1</text:span></text:p>
      <text:p text:style-name="P12"/>
      <text:p text:style-name="P14">Processor: STM32C011F6P</text:p>
      <text:p text:style-name="P12"/>
      <text:p text:style-name="P12">PC: Main</text:p>
      <text:p text:style-name="P12"/>
      <text:p text:style-name="P12">Path: C:\Users\Ron\STM32CubeIDE\workspace_1.15.1\STM32C0116_LoRa_Mailbox</text:p>
      <text:p text:style-name="P1"/>
      <text:p text:style-name="P2"/>
      <text:p text:style-name="P18">Main.c:</text:p>
      <text:p text:style-name="P18"/>
      <text:p text:style-name="P19"><text:span text:style-name="T30">/* USER CODE BEGIN Header */</text:span></text:p>
      <text:p text:style-name="P20"><text:span text:style-name="T30">/**</text:span></text:p>
      <text:p text:style-name="P20"><text:span text:style-name="T30"><text:s text:c="2"/>******************************************************************************</text:span></text:p>
      <text:p text:style-name="P20"><text:span text:style-name="T30"><text:s text:c="2"/>* @file <text:s text:c="10"/>: main.c</text:span></text:p>
      <text:p text:style-name="P20"><text:span text:style-name="T30"><text:s text:c="2"/>* @brief <text:s text:c="9"/>: Main program body</text:span></text:p>
      <text:p text:style-name="P20"><text:span text:style-name="T30"><text:s text:c="2"/>******************************************************************************</text:span></text:p>
      <text:p text:style-name="P20"><text:span text:style-name="T30"><text:s text:c="2"/>* @attention</text:span></text:p>
      <text:p text:style-name="P20"><text:span text:style-name="T30"><text:s text:c="2"/>*</text:span></text:p>
      <text:p text:style-name="P20"><text:span text:style-name="T30"><text:s text:c="2"/>* Portions (initialization) Copyright (c) 2024 STMicroelectronics.</text:span></text:p>
      <text:p text:style-name="P20"><text:span text:style-name="T30"><text:s text:c="2"/>* All rights reserved.</text:span></text:p>
      <text:p text:style-name="P20"><text:span text:style-name="T30"><text:s text:c="2"/>*</text:span></text:p>
      <text:p text:style-name="P20"><text:span text:style-name="T30"><text:s text:c="2"/>* This software is licensed under terms that can be found in the LICENSE file</text:span></text:p>
      <text:p text:style-name="P20"><text:span text:style-name="T30"><text:s text:c="2"/>* in the root directory of this software component.</text:span></text:p>
      <text:p text:style-name="P20"><text:span text:style-name="T30"><text:s text:c="2"/>* If no LICENSE file comes with this software, it is provided AS-IS.</text:span></text:p>
      <text:p text:style-name="P20"><text:span text:style-name="T30"><text:s text:c="2"/>*</text:span></text:p>
      <text:p text:style-name="P20"><text:span text:style-name="T30"><text:s text:c="2"/>* USER Code Copyright (c) 2024 RJ </text:span><text:span text:style-name="T31">Hegler</text:span><text:span text:style-name="T30"> Technologies, LLC</text:span></text:p>
      <text:p text:style-name="P20"><text:span text:style-name="T30"><text:s text:c="2"/>******************************************************************************</text:span></text:p>
      <text:p text:style-name="P20"><text:span text:style-name="T30"><text:s text:c="2"/>*/</text:span></text:p>
      <text:p text:style-name="P20"><text:span text:style-name="T30">/* USER CODE END Header */</text:span></text:p>
      <text:p text:style-name="P20"><text:span text:style-name="T30">/* Includes ------------------------------------------------------------------*/</text:span></text:p>
      <text:p text:style-name="P20"><text:span text:style-name="T34">#include</text:span><text:span text:style-name="T3"> </text:span><text:span text:style-name="T36">"main.h"</text:span></text:p>
      <text:p text:style-name="P20"><text:span text:style-name="T34">#include</text:span><text:span text:style-name="T3"> </text:span><text:span text:style-name="T36">"adc.h"</text:span></text:p>
      <text:p text:style-name="P20"><text:span text:style-name="T34">#include</text:span><text:span text:style-name="T3"> </text:span><text:span text:style-name="T36">"spi.h"</text:span></text:p>
      <text:p text:style-name="P20"><text:span text:style-name="T34">#include</text:span><text:span text:style-name="T3"> </text:span><text:span text:style-name="T36">"gpio.h"</text:span></text:p>
      <text:p text:style-name="P21"/>
      <text:p text:style-name="P20"><text:span text:style-name="T30">/* Private includes ----------------------------------------------------------*/</text:span></text:p>
      <text:p text:style-name="P20"><text:span text:style-name="T30">/* USER CODE BEGIN Includes */</text:span></text:p>
      <text:p text:style-name="P20"><text:span text:style-name="T34">#include</text:span><text:span text:style-name="T3"> </text:span><text:span text:style-name="T36">"LoRa.h"</text:span></text:p>
      <text:p text:style-name="P20"><text:span text:style-name="T34">#include</text:span><text:span text:style-name="T3"> </text:span><text:span text:style-name="T36">"string.h"</text:span></text:p>
      <text:p text:style-name="P20"><text:span text:style-name="T34">#include</text:span><text:span text:style-name="T3"> </text:span><text:span text:style-name="T36">"stdio.h"</text:span></text:p>
      <text:p text:style-name="P21"/>
      <text:p text:style-name="P21"/>
      <text:p text:style-name="P20"><text:span text:style-name="T30">/* USER CODE END Includes */</text:span></text:p>
      <text:p text:style-name="P21"/>
      <text:p text:style-name="P20"><text:span text:style-name="T30">/* Private typedef -----------------------------------------------------------*/</text:span></text:p>
      <text:p text:style-name="P20"><text:span text:style-name="T30">/* USER CODE BEGIN PTD */</text:span></text:p>
      <text:p text:style-name="P21"/>
      <text:p text:style-name="P20"><text:span text:style-name="T30">/* USER CODE END PTD */</text:span></text:p>
      <text:p text:style-name="P21"/>
      <text:p text:style-name="P20"><text:span text:style-name="T30">/* Private define ------------------------------------------------------------*/</text:span></text:p>
      <text:p text:style-name="P20"><text:span text:style-name="T30">/* USER CODE BEGIN PD */</text:span></text:p>
      <text:p text:style-name="P21"/>
      <text:p text:style-name="P20"><text:span text:style-name="T30">/* USER CODE END PD */</text:span></text:p>
      <text:p text:style-name="P21"/>
      <text:p text:style-name="P20"><text:span text:style-name="T30">/* Private macro -------------------------------------------------------------*/</text:span></text:p>
      <text:p text:style-name="P20"><text:span text:style-name="T30">/* USER CODE BEGIN PM */</text:span></text:p>
      <text:p text:style-name="P21"/>
      <text:p text:style-name="P20"><text:span text:style-name="T30">/* USER CODE END PM */</text:span></text:p>
      <text:p text:style-name="P21"/>
      <text:p text:style-name="P20"><text:span text:style-name="T30">/* Private variables ---------------------------------------------------------*/</text:span></text:p>
      <text:p text:style-name="P21"/>
      <text:p text:style-name="P20"><text:span text:style-name="T30">/* USER CODE BEGIN PV */</text:span></text:p>
      <text:p text:style-name="P20"><text:span text:style-name="T38">LoRa</text:span><text:span text:style-name="T3"> myLoRa;</text:span></text:p>
      <text:p text:style-name="P20"><text:span text:style-name="T38">uint16_t</text:span><text:span text:style-name="T3"> LoRa_stat = 0;</text:span></text:p>
      <text:p text:style-name="P20"><text:soft-page-break/><text:span text:style-name="T38">uint8_t</text:span><text:span text:style-name="T3"> RxBuffer[20];</text:span></text:p>
      <text:p text:style-name="P20"><text:span text:style-name="T38">uint8_t</text:span><text:span text:style-name="T3"> txpacket[25];</text:span></text:p>
      <text:p text:style-name="P20"><text:span text:style-name="T34">char</text:span><text:span text:style-name="T3"> indata[18];</text:span></text:p>
      <text:p text:style-name="P20"><text:span text:style-name="T34">char</text:span><text:span text:style-name="T3"> TxBuffer[20];</text:span></text:p>
      <text:p text:style-name="P20"><text:span text:style-name="T34">char</text:span><text:span text:style-name="T3"> RxPacket[18];</text:span></text:p>
      <text:p text:style-name="P20"><text:span text:style-name="T34">char</text:span><text:span text:style-name="T3"> BatVolt[12];</text:span></text:p>
      <text:p text:style-name="P21"/>
      <text:p text:style-name="P20"><text:span text:style-name="T38">uint32_t</text:span><text:span text:style-name="T3"> uid[3];</text:span></text:p>
      <text:p text:style-name="P20"><text:span text:style-name="T34">volatile</text:span><text:span text:style-name="T3"> </text:span><text:span text:style-name="T34">int</text:span><text:span text:style-name="T3"> tiltBtnISR = 0;</text:span></text:p>
      <text:p text:style-name="P20"><text:span text:style-name="T34">volatile</text:span><text:span text:style-name="T3"> </text:span><text:span text:style-name="T34">int</text:span><text:span text:style-name="T3"> pairBtnISR = 0;</text:span></text:p>
      <text:p text:style-name="P21"/>
      <text:p text:style-name="P20"><text:span text:style-name="T30">// Magic numbers for 32-bit hashing. <text:s/>Copied from Murmur3.</text:span></text:p>
      <text:p text:style-name="P20"><text:span text:style-name="T34">static</text:span><text:span text:style-name="T3"> </text:span><text:span text:style-name="T34">const</text:span><text:span text:style-name="T3"> </text:span><text:span text:style-name="T38">uint32_t</text:span><text:span text:style-name="T3"> c1 = 0xcc9e2d51;</text:span></text:p>
      <text:p text:style-name="P20"><text:span text:style-name="T34">static</text:span><text:span text:style-name="T3"> </text:span><text:span text:style-name="T34">const</text:span><text:span text:style-name="T3"> </text:span><text:span text:style-name="T38">uint32_t</text:span><text:span text:style-name="T3"> c2 = 0x1b873593;</text:span></text:p>
      <text:p text:style-name="P20"><text:span text:style-name="T38">uint8_t</text:span><text:span text:style-name="T3"> mailBoxID[12];</text:span></text:p>
      <text:p text:style-name="P20"><text:span text:style-name="T34">char</text:span><text:span text:style-name="T3"> mbid[11];</text:span></text:p>
      <text:p text:style-name="P21"/>
      <text:p text:style-name="P20"><text:span text:style-name="T38">uint32_t</text:span><text:span text:style-name="T3"> value_adc;</text:span></text:p>
      <text:p text:style-name="P20"><text:span text:style-name="T38">uint32_t</text:span><text:span text:style-name="T3"> batteryLevel;</text:span></text:p>
      <text:p text:style-name="P20"><text:span text:style-name="T34">char</text:span><text:span text:style-name="T3"> msg[4];</text:span></text:p>
      <text:p text:style-name="P20"><text:span text:style-name="T34">char</text:span><text:span text:style-name="T3"> cw[34] = </text:span><text:span text:style-name="T36">"(c)2024 RJHegler Technologies, LLC"</text:span><text:span text:style-name="T3">;</text:span></text:p>
      <text:p text:style-name="P20"><text:span text:style-name="T34">char</text:span><text:span text:style-name="T3"> cx[5] = </text:span><text:span text:style-name="T36">"V1.0"</text:span><text:span text:style-name="T3">;</text:span></text:p>
      <text:p text:style-name="P21"/>
      <text:p text:style-name="P21"/>
      <text:p text:style-name="P20"><text:span text:style-name="T30">/* USER CODE END PV */</text:span></text:p>
      <text:p text:style-name="P21"/>
      <text:p text:style-name="P20"><text:span text:style-name="T30">/* Private function prototypes -----------------------------------------------*/</text:span></text:p>
      <text:p text:style-name="P20"><text:span text:style-name="T34">void</text:span><text:span text:style-name="T3"> </text:span><text:span text:style-name="T4">SystemClock_Config</text:span><text:span text:style-name="T3">(</text:span><text:span text:style-name="T34">void</text:span><text:span text:style-name="T3">);</text:span></text:p>
      <text:p text:style-name="P20"><text:span text:style-name="T30">/* USER CODE BEGIN PFP */</text:span></text:p>
      <text:p text:style-name="P21"/>
      <text:p text:style-name="P20"><text:span text:style-name="T30">/* USER CODE END PFP */</text:span></text:p>
      <text:p text:style-name="P21"/>
      <text:p text:style-name="P20"><text:span text:style-name="T30">/* Private user code ---------------------------------------------------------*/</text:span></text:p>
      <text:p text:style-name="P20"><text:span text:style-name="T30">/* USER CODE BEGIN 0 */</text:span></text:p>
      <text:p text:style-name="P20"><text:span text:style-name="T34">static</text:span><text:span text:style-name="T3"> </text:span><text:span text:style-name="T38">uint32_t</text:span><text:span text:style-name="T3"> </text:span><text:span text:style-name="T4">UNALIGNED_LOAD32</text:span><text:span text:style-name="T3">(</text:span><text:span text:style-name="T34">const</text:span><text:span text:style-name="T3"> </text:span><text:span text:style-name="T34">char</text:span><text:span text:style-name="T3"> *p) {</text:span></text:p>
      <text:p text:style-name="P20"><text:span text:style-name="T3"><text:s text:c="2"/></text:span><text:span text:style-name="T38">uint32_t</text:span><text:span text:style-name="T3"> result;</text:span></text:p>
      <text:p text:style-name="P20"><text:span text:style-name="T3"><text:s text:c="2"/></text:span><text:span text:style-name="T39">memcpy</text:span><text:span text:style-name="T3">(&amp;result, p, </text:span><text:span text:style-name="T34">sizeof</text:span><text:span text:style-name="T3">(result));</text:span></text:p>
      <text:p text:style-name="P20"><text:span text:style-name="T3"><text:s text:c="2"/></text:span><text:span text:style-name="T34">return</text:span><text:span text:style-name="T3"> result;</text:span></text:p>
      <text:p text:style-name="P20"><text:span text:style-name="T3">}</text:span></text:p>
      <text:p text:style-name="P21"/>
      <text:p text:style-name="P20"><text:span text:style-name="T34">static</text:span><text:span text:style-name="T3"> </text:span><text:span text:style-name="T38">uint32_t</text:span><text:span text:style-name="T3"> </text:span><text:span text:style-name="T4">Fetch32</text:span><text:span text:style-name="T3">(</text:span><text:span text:style-name="T34">const</text:span><text:span text:style-name="T3"> </text:span><text:span text:style-name="T34">char</text:span><text:span text:style-name="T3"> *p) {</text:span></text:p>
      <text:p text:style-name="P20"><text:span text:style-name="T3"><text:s text:c="2"/></text:span><text:span text:style-name="T34">return</text:span><text:span text:style-name="T3"> UNALIGNED_LOAD32(p);</text:span></text:p>
      <text:p text:style-name="P20"><text:span text:style-name="T3">}</text:span></text:p>
      <text:p text:style-name="P21"/>
      <text:p text:style-name="P20"><text:span text:style-name="T34">static</text:span><text:span text:style-name="T3"> </text:span><text:span text:style-name="T38">uint32_t</text:span><text:span text:style-name="T3"> </text:span><text:span text:style-name="T4">Rotate32</text:span><text:span text:style-name="T3">(</text:span><text:span text:style-name="T38">uint32_t</text:span><text:span text:style-name="T3"> val, </text:span><text:span text:style-name="T34">int</text:span><text:span text:style-name="T3"> shift) {</text:span></text:p>
      <text:p text:style-name="P20"><text:span text:style-name="T3"><text:s text:c="2"/></text:span><text:span text:style-name="T30">// Avoid shifting by 32: doing so yields an undefined result.</text:span></text:p>
      <text:p text:style-name="P20"><text:span text:style-name="T3"><text:s text:c="2"/></text:span><text:span text:style-name="T34">return</text:span><text:span text:style-name="T3"> shift == 0 ? val : ((val &gt;&gt; shift) | (val &lt;&lt; (32 - shift)));</text:span></text:p>
      <text:p text:style-name="P20"><text:span text:style-name="T3">}</text:span></text:p>
      <text:p text:style-name="P21"/>
      <text:p text:style-name="P20"><text:span text:style-name="T30">// A 32-bit to 32-bit integer hash copied from Murmur3.</text:span></text:p>
      <text:p text:style-name="P20"><text:span text:style-name="T34">static</text:span><text:span text:style-name="T3"> </text:span><text:span text:style-name="T38">uint32_t</text:span><text:span text:style-name="T3"> </text:span><text:span text:style-name="T4">fmix</text:span><text:span text:style-name="T3">(</text:span><text:span text:style-name="T38">uint32_t</text:span><text:span text:style-name="T3"> h)</text:span></text:p>
      <text:p text:style-name="P20"><text:span text:style-name="T3">{</text:span></text:p>
      <text:p text:style-name="P20"><text:span text:style-name="T3"><text:s text:c="2"/>h ^= h &gt;&gt; 16;</text:span></text:p>
      <text:p text:style-name="P20"><text:span text:style-name="T3"><text:s text:c="2"/>h *= 0x85ebca6b;</text:span></text:p>
      <text:p text:style-name="P20"><text:span text:style-name="T3"><text:s text:c="2"/>h ^= h &gt;&gt; 13;</text:span></text:p>
      <text:p text:style-name="P20"><text:span text:style-name="T3"><text:s text:c="2"/>h *= 0xc2b2ae35;</text:span></text:p>
      <text:p text:style-name="P20"><text:span text:style-name="T3"><text:s text:c="2"/>h ^= h &gt;&gt; 16;</text:span></text:p>
      <text:p text:style-name="P20"><text:span text:style-name="T3"><text:s text:c="2"/></text:span><text:span text:style-name="T34">return</text:span><text:span text:style-name="T3"> h;</text:span></text:p>
      <text:p text:style-name="P20"><text:span text:style-name="T3">}</text:span></text:p>
      <text:p text:style-name="P21"/>
      <text:p text:style-name="P20"><text:span text:style-name="T34">static</text:span><text:span text:style-name="T3"> </text:span><text:span text:style-name="T38">uint32_t</text:span><text:span text:style-name="T3"> </text:span><text:span text:style-name="T4">Mur</text:span><text:span text:style-name="T3">(</text:span><text:span text:style-name="T38">uint32_t</text:span><text:span text:style-name="T3"> a, </text:span><text:span text:style-name="T38">uint32_t</text:span><text:span text:style-name="T3"> h) {</text:span></text:p>
      <text:p text:style-name="P20"><text:span text:style-name="T3"><text:s text:c="2"/></text:span><text:span text:style-name="T30">// Helper from Murmur3 for combining two 32-bit values.</text:span></text:p>
      <text:p text:style-name="P20"><text:span text:style-name="T3"><text:s text:c="2"/>a *= c1;</text:span></text:p>
      <text:p text:style-name="P20"><text:span text:style-name="T3"><text:s text:c="2"/>a = Rotate32(a, 17);</text:span></text:p>
      <text:p text:style-name="P20"><text:span text:style-name="T3"><text:s text:c="2"/>a *= c2;</text:span></text:p>
      <text:p text:style-name="P20"><text:span text:style-name="T3"><text:s text:c="2"/>h ^= a;</text:span></text:p>
      <text:p text:style-name="P20"><text:span text:style-name="T3"><text:s text:c="2"/>h = Rotate32(h, 19);</text:span></text:p>
      <text:p text:style-name="P20"><text:span text:style-name="T3"><text:s text:c="2"/></text:span><text:span text:style-name="T34">return</text:span><text:span text:style-name="T3"> h * 5 + 0xe6546b64;</text:span></text:p>
      <text:p text:style-name="P20"><text:span text:style-name="T3">}</text:span></text:p>
      <text:p text:style-name="P21"/>
      <text:p text:style-name="P20"><text:span text:style-name="T30">// Generate UID value from </text:span><text:span text:style-name="T31">uidstr</text:span><text:span text:style-name="T30">[]</text:span></text:p>
      <text:p text:style-name="P21"/>
      <text:p text:style-name="P20"><text:span text:style-name="T38">uint32_t</text:span><text:span text:style-name="T3"> </text:span><text:span text:style-name="T4">Hash32Len5to12</text:span><text:span text:style-name="T3">(</text:span><text:span text:style-name="T34">const</text:span><text:span text:style-name="T3"> </text:span><text:span text:style-name="T34">char</text:span><text:span text:style-name="T3"> *s, </text:span><text:span text:style-name="T38">size_t</text:span><text:span text:style-name="T3"> len) {</text:span></text:p>
      <text:p text:style-name="P20"><text:span text:style-name="T3"><text:s text:c="2"/></text:span><text:span text:style-name="T38">uint32_t</text:span><text:span text:style-name="T3"> a = (</text:span><text:span text:style-name="T38">uint32_t</text:span><text:span text:style-name="T3">)len, b = a * 5, c = 9, d = b;</text:span></text:p>
      <text:p text:style-name="P20"><text:span text:style-name="T3"><text:s text:c="2"/>a += Fetch32(s);</text:span></text:p>
      <text:p text:style-name="P20"><text:span text:style-name="T3"><text:s text:c="2"/>b += Fetch32(s + len - 4);</text:span></text:p>
      <text:p text:style-name="P20"><text:span text:style-name="T3"><text:s text:c="2"/>c += Fetch32(s + ((len &gt;&gt; 1) &amp; 4));</text:span></text:p>
      <text:p text:style-name="P20"><text:span text:style-name="T3"><text:s text:c="2"/></text:span><text:span text:style-name="T34">return</text:span><text:span text:style-name="T3"> fmix(Mur(c, Mur(b, Mur(a, d))));</text:span></text:p>
      <text:p text:style-name="P20"><text:span text:style-name="T3">}</text:span></text:p>
      <text:p text:style-name="P21"/>
      <text:p text:style-name="P20"><text:span text:style-name="T38">uint32_t</text:span><text:span text:style-name="T3"> </text:span><text:span text:style-name="T4">map</text:span><text:span text:style-name="T3">(</text:span><text:span text:style-name="T38">uint32_t</text:span><text:span text:style-name="T3"> au32_IN, </text:span><text:span text:style-name="T38">uint32_t</text:span><text:span text:style-name="T3"> au32_INmin, </text:span><text:span text:style-name="T38">uint32_t</text:span><text:span text:style-name="T3"> au32_INmax, </text:span><text:span text:style-name="T38">uint32_t</text:span><text:span text:style-name="T3"> au32_OUTmin, </text:span><text:span text:style-name="T38">uint32_t</text:span><text:span text:style-name="T3"> au32_OUTmax)</text:span></text:p>
      <text:p text:style-name="P20"><text:span text:style-name="T3">{</text:span></text:p>
      <text:p text:style-name="P20"><text:span text:style-name="T3"><text:s text:c="4"/></text:span><text:span text:style-name="T34">return</text:span><text:span text:style-name="T3"> ((((au32_IN - au32_INmin)*(au32_OUTmax - au32_OUTmin))/(au32_INmax - au32_INmin)) + au32_OUTmin);</text:span></text:p>
      <text:p text:style-name="P20"><text:span text:style-name="T3">}</text:span></text:p>
      <text:p text:style-name="P21"/>
      <text:p text:style-name="P20"><text:span text:style-name="T34">void</text:span><text:span text:style-name="T3"> </text:span><text:span text:style-name="T4">getBattery</text:span><text:span text:style-name="T3">(</text:span><text:span text:style-name="T34">void</text:span><text:span text:style-name="T3">){</text:span></text:p>
      <text:p text:style-name="P20"><text:span text:style-name="T3"><text:tab/></text:span><text:span text:style-name="T38">uint32_t</text:span><text:span text:style-name="T3"> voltage;</text:span></text:p>
      <text:p text:style-name="P21"/>
      <text:p text:style-name="P20"><text:span text:style-name="T3"><text:tab/></text:span><text:span text:style-name="T30">// get ADC value</text:span></text:p>
      <text:p text:style-name="P20"><text:span text:style-name="T3"><text:tab/> <text:s/><text:tab/>HAL_ADC_Start(&amp;hadc1);</text:span></text:p>
      <text:p text:style-name="P20"><text:span text:style-name="T3"><text:tab/> <text:s text:c="3"/>HAL_ADC_PollForConversion(&amp;hadc1, HAL_MAX_DELAY);</text:span></text:p>
      <text:p text:style-name="P20"><text:span text:style-name="T3"><text:tab/> <text:s text:c="3"/>voltage = HAL_ADC_GetValue(&amp;hadc1);</text:span></text:p>
      <text:p text:style-name="P21"/>
      <text:p text:style-name="P20"><text:span text:style-name="T3"><text:tab/> <text:s/></text:span><text:span text:style-name="T30">// <text:s/></text:span><text:span text:style-name="T31">sprintf</text:span><text:span text:style-name="T30">(</text:span><text:span text:style-name="T31">msg</text:span><text:span text:style-name="T30">, "%</text:span><text:span text:style-name="T31">lu</text:span><text:span text:style-name="T30">", voltage);</text:span></text:p>
      <text:p text:style-name="P21"/>
      <text:p text:style-name="P20"><text:span text:style-name="T3"><text:tab/> </text:span><text:span text:style-name="T30">// <text:tab/>float volt = (voltage) * 0.00481;</text:span></text:p>
      <text:p text:style-name="P21"/>
      <text:p text:style-name="P20"><text:span text:style-name="T3"><text:tab/> </text:span><text:span text:style-name="T30">// <text:tab/>uint16_t volts = volt * 100;</text:span></text:p>
      <text:p text:style-name="P21"/>
      <text:p text:style-name="P20"><text:span text:style-name="T3"><text:tab/></text:span><text:span text:style-name="T30">// <text:s/><text:tab/></text:span><text:span text:style-name="T31">sprintf</text:span><text:span text:style-name="T30">(</text:span><text:span text:style-name="T31">msg</text:span><text:span text:style-name="T30">, "%</text:span><text:span text:style-name="T31">hu</text:span><text:span text:style-name="T30">", volts);</text:span></text:p>
      <text:p text:style-name="P21"/>
      <text:p text:style-name="P20"><text:span text:style-name="T3"><text:tab/> <text:s/><text:tab/></text:span><text:span text:style-name="T34">if</text:span><text:span text:style-name="T3">(voltage &lt; 540){voltage = 540;}</text:span></text:p>
      <text:p text:style-name="P20"><text:soft-page-break/><text:span text:style-name="T3"><text:tab/> <text:s/><text:tab/></text:span><text:span text:style-name="T34">if</text:span><text:span text:style-name="T3">(voltage &gt; 1034){voltage = 1034;}</text:span></text:p>
      <text:p text:style-name="P20"><text:span text:style-name="T3"><text:tab/> <text:s/><text:tab/>batteryLevel = map(voltage, 540, 1034, 0, 100);</text:span></text:p>
      <text:p text:style-name="P21"/>
      <text:p text:style-name="P20"><text:span text:style-name="T3"><text:tab/> <text:s/><text:tab/></text:span><text:span text:style-name="T39">sprintf</text:span><text:span text:style-name="T3">(msg, </text:span><text:span text:style-name="T36">"%</text:span><text:span text:style-name="T37">lu</text:span><text:span text:style-name="T36">"</text:span><text:span text:style-name="T3">, batteryLevel);</text:span></text:p>
      <text:p text:style-name="P21"/>
      <text:p text:style-name="P20"><text:span text:style-name="T3">}</text:span></text:p>
      <text:p text:style-name="P20"><text:span text:style-name="T30">/* USER CODE END 0 */</text:span></text:p>
      <text:p text:style-name="P21"/>
      <text:p text:style-name="P20"><text:span text:style-name="T30">/**</text:span></text:p>
      <text:p text:style-name="P20"><text:span text:style-name="T30"><text:s text:c="2"/>* @brief <text:s/>The application entry point.</text:span></text:p>
      <text:p text:style-name="P20"><text:span text:style-name="T30"><text:s text:c="2"/>* @</text:span><text:span text:style-name="T31">retval</text:span><text:span text:style-name="T30"> </text:span><text:span text:style-name="T31">int</text:span></text:p>
      <text:p text:style-name="P20"><text:span text:style-name="T30"><text:s text:c="2"/>*/</text:span></text:p>
      <text:p text:style-name="P20"><text:span text:style-name="T34">int</text:span><text:span text:style-name="T3"> </text:span><text:span text:style-name="T4">main</text:span><text:span text:style-name="T3">(</text:span><text:span text:style-name="T34">void</text:span><text:span text:style-name="T3">)</text:span></text:p>
      <text:p text:style-name="P20"><text:span text:style-name="T3">{</text:span></text:p>
      <text:p text:style-name="P21"/>
      <text:p text:style-name="P20"><text:span text:style-name="T3"><text:s text:c="2"/></text:span><text:span text:style-name="T30">/* USER CODE BEGIN 1 */</text:span></text:p>
      <text:p text:style-name="P21"/>
      <text:p text:style-name="P21"/>
      <text:p text:style-name="P20"><text:span text:style-name="T3"><text:s text:c="2"/></text:span><text:span text:style-name="T30">/* USER CODE END 1 */</text:span></text:p>
      <text:p text:style-name="P21"/>
      <text:p text:style-name="P20"><text:span text:style-name="T3"><text:s text:c="2"/></text:span><text:span text:style-name="T30">/* MCU Configuration--------------------------------------------------------*/</text:span></text:p>
      <text:p text:style-name="P21"/>
      <text:p text:style-name="P20"><text:span text:style-name="T3"><text:s text:c="2"/></text:span><text:span text:style-name="T30">/* Reset of all peripherals, Initializes the Flash interface and the </text:span><text:span text:style-name="T31">Systick</text:span><text:span text:style-name="T30">. */</text:span></text:p>
      <text:p text:style-name="P20"><text:span text:style-name="T3"><text:s text:c="2"/>HAL_Init();</text:span></text:p>
      <text:p text:style-name="P21"/>
      <text:p text:style-name="P20"><text:span text:style-name="T3"><text:s text:c="2"/></text:span><text:span text:style-name="T30">/* USER CODE BEGIN </text:span><text:span text:style-name="T31">Init</text:span><text:span text:style-name="T30"> */</text:span></text:p>
      <text:p text:style-name="P21"/>
      <text:p text:style-name="P20"><text:span text:style-name="T3"><text:s text:c="2"/></text:span><text:span text:style-name="T30">/* USER CODE END </text:span><text:span text:style-name="T31">Init</text:span><text:span text:style-name="T30"> */</text:span></text:p>
      <text:p text:style-name="P21"/>
      <text:p text:style-name="P20"><text:span text:style-name="T3"><text:s text:c="2"/></text:span><text:span text:style-name="T30">/* Configure the system clock */</text:span></text:p>
      <text:p text:style-name="P20"><text:span text:style-name="T3"><text:s text:c="2"/>SystemClock_Config();</text:span></text:p>
      <text:p text:style-name="P21"/>
      <text:p text:style-name="P20"><text:span text:style-name="T3"><text:s text:c="2"/></text:span><text:span text:style-name="T30">/* USER CODE BEGIN SysInit */</text:span></text:p>
      <text:p text:style-name="P21"/>
      <text:p text:style-name="P20"><text:span text:style-name="T3"><text:s text:c="2"/></text:span><text:span text:style-name="T30">/* USER CODE END SysInit */</text:span></text:p>
      <text:p text:style-name="P21"/>
      <text:p text:style-name="P20"><text:span text:style-name="T3"><text:s text:c="2"/></text:span><text:span text:style-name="T30">/* Initialize all configured peripherals */</text:span></text:p>
      <text:p text:style-name="P20"><text:span text:style-name="T3"><text:s text:c="2"/>MX_GPIO_Init();</text:span></text:p>
      <text:p text:style-name="P20"><text:span text:style-name="T3"><text:s text:c="2"/>MX_SPI1_Init();</text:span></text:p>
      <text:p text:style-name="P20"><text:span text:style-name="T3"><text:s text:c="2"/>MX_ADC1_Init();</text:span></text:p>
      <text:p text:style-name="P20"><text:span text:style-name="T3"><text:s text:c="2"/></text:span><text:span text:style-name="T30">/* USER CODE BEGIN 2 */</text:span></text:p>
      <text:p text:style-name="P21"/>
      <text:p text:style-name="P20"><text:span text:style-name="T3"><text:s text:c="2"/>HAL_GPIO_WritePin (GPIOB, GPIO_PIN_7, </text:span><text:span text:style-name="T40">GPIO_PIN_SET</text:span><text:span text:style-name="T3">);<text:tab/><text:tab/></text:span><text:span text:style-name="T30">//PWR_EN -&gt; enable power supply</text:span></text:p>
      <text:p text:style-name="P21"/>
      <text:p text:style-name="P20"><text:span text:style-name="T3"><text:s text:c="2"/>myLoRa = newLoRa();</text:span></text:p>
      <text:p text:style-name="P21"/>
      <text:p text:style-name="P20"><text:span text:style-name="T3"><text:s text:c="2"/>myLoRa.</text:span><text:span text:style-name="T41">CS_port</text:span><text:span text:style-name="T3"> <text:s text:c="8"/>= LORA_NSS_GPIO_Port;</text:span></text:p>
      <text:p text:style-name="P20"><text:span text:style-name="T3"><text:s text:c="2"/>myLoRa.</text:span><text:span text:style-name="T41">CS_pin</text:span><text:span text:style-name="T3"> <text:s text:c="9"/>= LORA_NSS_Pin;</text:span></text:p>
      <text:p text:style-name="P20"><text:span text:style-name="T3"><text:s text:c="2"/>myLoRa.</text:span><text:span text:style-name="T41">reset_port</text:span><text:span text:style-name="T3"> <text:s text:c="5"/>= RST_GPIO_Port;</text:span></text:p>
      <text:p text:style-name="P20"><text:span text:style-name="T3"><text:s text:c="2"/>myLoRa.</text:span><text:span text:style-name="T41">reset_pin</text:span><text:span text:style-name="T3"> <text:s text:c="6"/>= RST_Pin;</text:span></text:p>
      <text:p text:style-name="P20"><text:span text:style-name="T3"><text:s text:c="2"/>myLoRa.</text:span><text:span text:style-name="T41">DIO0_port</text:span><text:span text:style-name="T3"> <text:s text:c="6"/>= DIO0_GPIO_Port;</text:span></text:p>
      <text:p text:style-name="P20"><text:span text:style-name="T3"><text:s text:c="2"/>myLoRa.</text:span><text:span text:style-name="T41">DIO0_pin</text:span><text:span text:style-name="T3"> <text:s text:c="7"/>= DIO0_Pin;</text:span></text:p>
      <text:p text:style-name="P20"><text:span text:style-name="T3"><text:s text:c="2"/>myLoRa.</text:span><text:span text:style-name="T41">hSPIx</text:span><text:span text:style-name="T3"> <text:s text:c="10"/>= &amp;hspi1;</text:span></text:p>
      <text:p text:style-name="P21"/>
      <text:p text:style-name="P20"><text:span text:style-name="T3"><text:s text:c="2"/>myLoRa.</text:span><text:span text:style-name="T41">frequency</text:span><text:span text:style-name="T3"> <text:s text:c="12"/>= 915; <text:s text:c="12"/></text:span><text:span text:style-name="T30">// default = 433 MHz</text:span></text:p>
      <text:p text:style-name="P20"><text:span text:style-name="T3"><text:s text:c="2"/>myLoRa.</text:span><text:span text:style-name="T41">spredingFactor</text:span><text:span text:style-name="T3"> <text:s text:c="7"/>= SF_8; <text:s text:c="11"/></text:span><text:span text:style-name="T30">// default = SF_7</text:span></text:p>
      <text:p text:style-name="P20"><text:span text:style-name="T3"><text:s text:c="2"/>myLoRa.</text:span><text:span text:style-name="T41">bandWidth</text:span><text:span text:style-name="T3"> <text:s text:c="12"/>= BW_125KHz; <text:s text:c="6"/></text:span><text:span text:style-name="T30">// default = BW_125KHz</text:span></text:p>
      <text:p text:style-name="P20"><text:soft-page-break/><text:span text:style-name="T3"><text:s text:c="2"/>myLoRa.</text:span><text:span text:style-name="T41">crcRate</text:span><text:span text:style-name="T3"> <text:s text:c="14"/>= CR_4_5; <text:s text:c="9"/></text:span><text:span text:style-name="T30">// default = CR_4_5</text:span></text:p>
      <text:p text:style-name="P20"><text:span text:style-name="T3"><text:s text:c="2"/>myLoRa.</text:span><text:span text:style-name="T41">power</text:span><text:span text:style-name="T3"> <text:s text:c="16"/>= POWER_11db; <text:s text:c="5"/></text:span><text:span text:style-name="T30">// default = 20db</text:span></text:p>
      <text:p text:style-name="P20"><text:span text:style-name="T3"><text:s text:c="2"/>myLoRa.</text:span><text:span text:style-name="T41">overCurrentProtection</text:span><text:span text:style-name="T3"> = 100; <text:s text:c="12"/></text:span><text:span text:style-name="T30">// default = 100 mA</text:span></text:p>
      <text:p text:style-name="P20"><text:span text:style-name="T3"><text:s text:c="2"/>myLoRa.</text:span><text:span text:style-name="T41">preamble</text:span><text:span text:style-name="T3"> <text:s text:c="13"/>= 8; <text:s text:c="14"/></text:span><text:span text:style-name="T30">// default = 8;</text:span></text:p>
      <text:p text:style-name="P21"/>
      <text:p text:style-name="P20"><text:span text:style-name="T3"><text:s text:c="2"/>HAL_Delay(2000);</text:span></text:p>
      <text:p text:style-name="P20"><text:span text:style-name="T3"><text:s text:c="2"/></text:span><text:span text:style-name="T30">// SX1276 compatible module connected to SPI1, NSS pin connected to GPIO with label LORA_NSS</text:span></text:p>
      <text:p text:style-name="P20"><text:span text:style-name="T3"><text:s text:c="4"/></text:span><text:span text:style-name="T30">//uint8_t res = lora_init(&amp;myLoRa, &amp;hspi1, LORA_NSS_GPIO_Port, LORA_NSS_Pin, LORA_BASE_FREQUENCY_US);</text:span></text:p>
      <text:p text:style-name="P21"/>
      <text:p text:style-name="P20"><text:span text:style-name="T3"><text:s text:c="2"/></text:span><text:span text:style-name="T34">if</text:span><text:span text:style-name="T3">(LoRa_init(&amp;myLoRa)==LORA_OK){</text:span></text:p>
      <text:p text:style-name="P20"><text:span text:style-name="T3"><text:tab/> <text:s/>LoRa_stat = 1;</text:span></text:p>
      <text:p text:style-name="P20"><text:span text:style-name="T3"><text:s text:c="2"/>}</text:span></text:p>
      <text:p text:style-name="P21"/>
      <text:p text:style-name="P20"><text:span text:style-name="T3"><text:s text:c="2"/></text:span><text:span text:style-name="T30">//Receiver side</text:span></text:p>
      <text:p text:style-name="P20"><text:span text:style-name="T3"><text:s text:c="2"/><text:tab/>LoRa_startReceiving(&amp;myLoRa);</text:span></text:p>
      <text:p text:style-name="P21"/>
      <text:p text:style-name="P20"><text:span text:style-name="T3"><text:s text:c="2"/></text:span><text:span text:style-name="T30">//</text:span><text:span text:style-name="T31">uuid</text:span><text:span text:style-name="T30"> code:</text:span></text:p>
      <text:p text:style-name="P20"><text:span text:style-name="T3"><text:s text:c="2"/><text:tab/></text:span><text:span text:style-name="T34">char</text:span><text:span text:style-name="T3"> uidstr[25];</text:span></text:p>
      <text:p text:style-name="P20"><text:span text:style-name="T3"><text:s text:c="2"/><text:tab/></text:span><text:span text:style-name="T34">char</text:span><text:span text:style-name="T3"> uidstr1[7];</text:span></text:p>
      <text:p text:style-name="P20"><text:span text:style-name="T3"><text:s text:c="2"/><text:tab/></text:span><text:span text:style-name="T34">char</text:span><text:span text:style-name="T3"> uidstr2[9];</text:span></text:p>
      <text:p text:style-name="P20"><text:span text:style-name="T3"><text:s text:c="2"/><text:tab/></text:span><text:span text:style-name="T34">char</text:span><text:span text:style-name="T3"> uidstr3[9];</text:span></text:p>
      <text:p text:style-name="P20"><text:span text:style-name="T3"><text:s text:c="2"/><text:tab/></text:span><text:span text:style-name="T38">uint32_t</text:span><text:span text:style-name="T3"> uid;</text:span></text:p>
      <text:p text:style-name="P21"/>
      <text:p text:style-name="P20"><text:span text:style-name="T3"><text:s text:c="2"/><text:tab/></text:span><text:span text:style-name="T30">// Arrange 12 bytes of UID into </text:span><text:span text:style-name="T31">uidstr</text:span><text:span text:style-name="T30">[]</text:span></text:p>
      <text:p text:style-name="P20"><text:span text:style-name="T3"><text:s text:c="2"/><text:tab/>uid = HAL_GetUIDw0();</text:span></text:p>
      <text:p text:style-name="P20"><text:span text:style-name="T3"><text:s text:c="2"/><text:tab/></text:span><text:span text:style-name="T39">sprintf</text:span><text:span text:style-name="T3">(uidstr1, </text:span><text:span text:style-name="T36">"%</text:span><text:span text:style-name="T37">lu</text:span><text:span text:style-name="T36">"</text:span><text:span text:style-name="T3">, uid);</text:span></text:p>
      <text:p text:style-name="P20"><text:span text:style-name="T30">// <text:s/><text:tab/></text:span><text:span text:style-name="T31">memcpy</text:span><text:span text:style-name="T30"> (</text:span><text:span text:style-name="T31">&amp;uidstr</text:span><text:span text:style-name="T30">[8], </text:span><text:span text:style-name="T31">&amp;uid</text:span><text:span text:style-name="T30">, 4);</text:span></text:p>
      <text:p text:style-name="P20"><text:span text:style-name="T3"><text:s text:c="2"/><text:tab/>uid = HAL_GetUIDw1();</text:span></text:p>
      <text:p text:style-name="P20"><text:span text:style-name="T3"><text:s text:c="2"/><text:tab/></text:span><text:span text:style-name="T39">sprintf</text:span><text:span text:style-name="T3">(uidstr2, </text:span><text:span text:style-name="T36">"%</text:span><text:span text:style-name="T37">lu</text:span><text:span text:style-name="T36">"</text:span><text:span text:style-name="T3">, uid);</text:span></text:p>
      <text:p text:style-name="P21"/>
      <text:p text:style-name="P20"><text:span text:style-name="T30">// <text:s/><text:tab/></text:span><text:span text:style-name="T31">memcpy</text:span><text:span text:style-name="T30"> (</text:span><text:span text:style-name="T31">&amp;uidstr</text:span><text:span text:style-name="T30">[4], </text:span><text:span text:style-name="T31">&amp;uid</text:span><text:span text:style-name="T30">, 4);</text:span></text:p>
      <text:p text:style-name="P20"><text:span text:style-name="T3"><text:s text:c="2"/><text:tab/>uid = HAL_GetUIDw2();</text:span></text:p>
      <text:p text:style-name="P20"><text:span text:style-name="T3"><text:s text:c="2"/><text:tab/></text:span><text:span text:style-name="T39">sprintf</text:span><text:span text:style-name="T3">(uidstr3, </text:span><text:span text:style-name="T36">"%</text:span><text:span text:style-name="T37">lu</text:span><text:span text:style-name="T36">"</text:span><text:span text:style-name="T3">, uid);</text:span></text:p>
      <text:p text:style-name="P21"/>
      <text:p text:style-name="P20"><text:span text:style-name="T3"><text:s text:c="2"/><text:tab/><text:tab/></text:span><text:span text:style-name="T39">strcpy</text:span><text:span text:style-name="T3">(uidstr, uidstr1);</text:span></text:p>
      <text:p text:style-name="P20"><text:span text:style-name="T3"><text:s text:c="2"/><text:tab/><text:tab/></text:span><text:span text:style-name="T39">strcat</text:span><text:span text:style-name="T3">(uidstr, uidstr2);</text:span></text:p>
      <text:p text:style-name="P20"><text:span text:style-name="T3"><text:s text:c="2"/><text:tab/><text:tab/></text:span><text:span text:style-name="T39">strcat</text:span><text:span text:style-name="T3">(uidstr, uidstr3);</text:span></text:p>
      <text:p text:style-name="P21"/>
      <text:p text:style-name="P21"/>
      <text:p text:style-name="P20"><text:span text:style-name="T3"><text:s text:c="2"/><text:tab/>uid = Hash32Len5to12 ((</text:span><text:span text:style-name="T34">const</text:span><text:span text:style-name="T3"> </text:span><text:span text:style-name="T34">char</text:span><text:span text:style-name="T3"> *)uidstr, 25);</text:span></text:p>
      <text:p text:style-name="P20"><text:span text:style-name="T3"><text:s text:c="2"/><text:tab/></text:span><text:span text:style-name="T39">sprintf</text:span><text:span text:style-name="T3">(mbid, </text:span><text:span text:style-name="T36">"%</text:span><text:span text:style-name="T37">lu</text:span><text:span text:style-name="T36">"</text:span><text:span text:style-name="T3">, uid);</text:span></text:p>
      <text:p text:style-name="P20"><text:span text:style-name="T3"><text:s text:c="2"/><text:tab/>mbid[11] = 0;</text:span></text:p>
      <text:p text:style-name="P21"/>
      <text:p text:style-name="P20"><text:span text:style-name="T3"><text:s/></text:span><text:span text:style-name="T30">// <text:tab/>tiltBtnISR = 0; //clear </text:span><text:span text:style-name="T31">isr</text:span></text:p>
      <text:p text:style-name="P20"><text:span text:style-name="T3"><text:s/></text:span><text:span text:style-name="T30">// <text:tab/>pairBtnISR = 0; //clear </text:span><text:span text:style-name="T31">isr</text:span></text:p>
      <text:p text:style-name="P21"/>
      <text:p text:style-name="P20"><text:span text:style-name="T3"><text:s text:c="2"/></text:span><text:span text:style-name="T30">/* USER CODE END 2 */</text:span></text:p>
      <text:p text:style-name="P21"/>
      <text:p text:style-name="P20"><text:span text:style-name="T3"><text:s text:c="2"/></text:span><text:span text:style-name="T30">/* Infinite loop */</text:span></text:p>
      <text:p text:style-name="P20"><text:span text:style-name="T3"><text:s text:c="2"/></text:span><text:span text:style-name="T30">/* USER CODE BEGIN WHILE */</text:span></text:p>
      <text:p text:style-name="P20"><text:span text:style-name="T3"><text:s text:c="2"/></text:span><text:span text:style-name="T34">while</text:span><text:span text:style-name="T3"> (1)</text:span></text:p>
      <text:p text:style-name="P20"><text:span text:style-name="T3"><text:s text:c="2"/>{</text:span></text:p>
      <text:p text:style-name="P21"/>
      <text:p text:style-name="P20"><text:span text:style-name="T3"><text:s text:c="4"/></text:span><text:span text:style-name="T30">/* USER CODE END WHILE */</text:span></text:p>
      <text:p text:style-name="P21"/>
      <text:p text:style-name="P20"><text:span text:style-name="T3"><text:s text:c="4"/></text:span><text:span text:style-name="T30">/* USER CODE BEGIN 3 */</text:span></text:p>
      <text:p text:style-name="P21"><text:soft-page-break/></text:p>
      <text:p text:style-name="P21"/>
      <text:p text:style-name="P21"/>
      <text:p text:style-name="P20"><text:span text:style-name="T3">HAL_Delay(500);</text:span></text:p>
      <text:p text:style-name="P21"/>
      <text:p text:style-name="P20"><text:span text:style-name="T3"><text:tab/> <text:s/></text:span><text:span text:style-name="T34">if</text:span><text:span text:style-name="T3">(tiltBtnISR==1){</text:span></text:p>
      <text:p text:style-name="P21"/>
      <text:p text:style-name="P20"><text:span text:style-name="T3"><text:tab/><text:tab/> <text:s/>HAL_GPIO_WritePin (GPIOB, GPIO_PIN_7, </text:span><text:span text:style-name="T40">GPIO_PIN_SET</text:span><text:span text:style-name="T3">);<text:tab/><text:tab/></text:span><text:span text:style-name="T30">//PWR_EN <text:s/>-&gt; enable power supply</text:span></text:p>
      <text:p text:style-name="P21"/>
      <text:p text:style-name="P20"><text:span text:style-name="T3"><text:tab/><text:tab/> <text:s/>getBattery();</text:span></text:p>
      <text:p text:style-name="P21"/>
      <text:p text:style-name="P20"><text:span text:style-name="T3"><text:tab/><text:tab/> <text:s/></text:span><text:span text:style-name="T39">strcpy</text:span><text:span text:style-name="T3">(TxBuffer, </text:span><text:span text:style-name="T36">"</text:span><text:span text:style-name="T37">md</text:span><text:span text:style-name="T36">:"</text:span><text:span text:style-name="T3">);</text:span></text:p>
      <text:p text:style-name="P20"><text:span text:style-name="T3"><text:tab/><text:tab/> <text:s/></text:span><text:span text:style-name="T39">strcat</text:span><text:span text:style-name="T3">(TxBuffer, mbid);</text:span></text:p>
      <text:p text:style-name="P20"><text:span text:style-name="T3"><text:tab/><text:tab/> <text:s/></text:span><text:span text:style-name="T39">strcat</text:span><text:span text:style-name="T3">(TxBuffer, </text:span><text:span text:style-name="T36">":"</text:span><text:span text:style-name="T3">);</text:span></text:p>
      <text:p text:style-name="P20"><text:span text:style-name="T3"><text:tab/><text:tab/> <text:s/></text:span><text:span text:style-name="T39">strcat</text:span><text:span text:style-name="T3">(TxBuffer, msg);</text:span></text:p>
      <text:p text:style-name="P21"/>
      <text:p text:style-name="P20"><text:span text:style-name="T3"><text:tab/><text:tab/> <text:s/></text:span><text:span text:style-name="T39">memcpy</text:span><text:span text:style-name="T3">(&amp;txpacket, &amp;TxBuffer, 20);</text:span></text:p>
      <text:p text:style-name="P20"><text:span text:style-name="T3"><text:tab/><text:tab/> <text:s/>LoRa_transmit(&amp;myLoRa, txpacket, </text:span><text:span text:style-name="T34">sizeof</text:span><text:span text:style-name="T3">(txpacket), 500);</text:span></text:p>
      <text:p text:style-name="P21"/>
      <text:p text:style-name="P20"><text:span text:style-name="T3"><text:tab/><text:tab/> <text:s/></text:span><text:span text:style-name="T30">// look for </text:span><text:span text:style-name="T31">ak</text:span></text:p>
      <text:p text:style-name="P20"><text:span text:style-name="T3"><text:tab/><text:tab/> <text:s/>LoRa_startReceiving(&amp;myLoRa);</text:span></text:p>
      <text:p text:style-name="P20"><text:span text:style-name="T3"><text:tab/><text:tab/> <text:s/></text:span><text:span text:style-name="T38">uint8_t</text:span><text:span text:style-name="T3"> ct = 0;</text:span></text:p>
      <text:p text:style-name="P21"/>
      <text:p text:style-name="P20"><text:span text:style-name="T3"><text:tab/><text:tab/> <text:s/></text:span><text:span text:style-name="T34">while</text:span><text:span text:style-name="T3"> (HAL_GPIO_ReadPin(GPIOA, DIO0_Pin) == 0 &amp;&amp; ct &lt; 10){</text:span></text:p>
      <text:p text:style-name="P20"><text:span text:style-name="T3"><text:tab/><text:tab/><text:tab/> HAL_Delay(10);</text:span></text:p>
      <text:p text:style-name="P20"><text:span text:style-name="T3"><text:tab/><text:tab/><text:tab/> <text:tab/> ct++;</text:span></text:p>
      <text:p text:style-name="P20"><text:span text:style-name="T3"><text:tab/><text:tab/> <text:s/>}</text:span></text:p>
      <text:p text:style-name="P20"><text:span text:style-name="T3"><text:tab/><text:tab/> <text:s/><text:tab/><text:tab/>LoRa_receive(&amp;myLoRa, RxBuffer, 20);<text:tab/><text:tab/><text:tab/></text:span><text:span text:style-name="T30">//verify that </text:span><text:span text:style-name="T31">ak</text:span><text:span text:style-name="T30"> received</text:span></text:p>
      <text:p text:style-name="P21"/>
      <text:p text:style-name="P20"><text:span text:style-name="T30">//parse data: verify '</text:span><text:span text:style-name="T31">ak</text:span><text:span text:style-name="T30">', skip ':' verify </text:span><text:span text:style-name="T31">mbid</text:span><text:span text:style-name="T30"> match</text:span></text:p>
      <text:p text:style-name="P20"><text:span text:style-name="T3"><text:tab/><text:tab/> <text:s/></text:span><text:span text:style-name="T38">uint8_t</text:span><text:span text:style-name="T3"> i=3;</text:span></text:p>
      <text:p text:style-name="P20"><text:span text:style-name="T3"><text:tab/><text:tab/> <text:s/></text:span><text:span text:style-name="T38">uint8_t</text:span><text:span text:style-name="T3"> valid = 0;</text:span></text:p>
      <text:p text:style-name="P21"/>
      <text:p text:style-name="P20"><text:span text:style-name="T3"><text:tab/><text:tab/> <text:s/></text:span><text:span text:style-name="T34">if</text:span><text:span text:style-name="T3"> (RxBuffer[0] != </text:span><text:span text:style-name="T36">'a'</text:span><text:span text:style-name="T3">){</text:span></text:p>
      <text:p text:style-name="P20"><text:span text:style-name="T3"><text:tab/><text:tab/><text:tab/><text:tab/>valid = 1;</text:span></text:p>
      <text:p text:style-name="P20"><text:span text:style-name="T3"><text:tab/><text:tab/> <text:s/>}</text:span></text:p>
      <text:p text:style-name="P20"><text:span text:style-name="T3"><text:tab/><text:tab/> <text:s/></text:span><text:span text:style-name="T34">if</text:span><text:span text:style-name="T3"> (RxBuffer[1] != </text:span><text:span text:style-name="T36">'k'</text:span><text:span text:style-name="T3">){</text:span></text:p>
      <text:p text:style-name="P20"><text:span text:style-name="T3"><text:tab/><text:tab/> <text:s/><text:tab/><text:tab/>valid = 1;</text:span></text:p>
      <text:p text:style-name="P20"><text:span text:style-name="T3"><text:tab/><text:tab/> <text:s/>}</text:span></text:p>
      <text:p text:style-name="P20"><text:span text:style-name="T3"><text:tab/><text:tab/> <text:s/></text:span><text:span text:style-name="T34">while</text:span><text:span text:style-name="T3"> (RxBuffer[i] != </text:span><text:span text:style-name="T36">':'</text:span><text:span text:style-name="T3">){</text:span></text:p>
      <text:p text:style-name="P20"><text:span text:style-name="T3"><text:tab/><text:tab/><text:tab/><text:tab/>indata[i-3] = RxBuffer[i];</text:span></text:p>
      <text:p text:style-name="P20"><text:span text:style-name="T3"><text:tab/><text:tab/><text:tab/><text:tab/>i++;</text:span></text:p>
      <text:p text:style-name="P20"><text:span text:style-name="T3"><text:tab/><text:tab/> <text:s/>}</text:span></text:p>
      <text:p text:style-name="P20"><text:span text:style-name="T3"><text:tab/><text:tab/> <text:s/></text:span><text:span text:style-name="T39">memcpy</text:span><text:span text:style-name="T3">(&amp;RxPacket, &amp;RxBuffer, 18);</text:span></text:p>
      <text:p text:style-name="P20"><text:span text:style-name="T3"><text:tab/><text:tab/> <text:s/></text:span><text:span text:style-name="T34">if</text:span><text:span text:style-name="T3"> (</text:span><text:span text:style-name="T39">strcmp</text:span><text:span text:style-name="T3">(indata, mbid) != 0){</text:span></text:p>
      <text:p text:style-name="P20"><text:span text:style-name="T3"><text:tab/><text:tab/><text:tab/> <text:s/>valid = 1;</text:span></text:p>
      <text:p text:style-name="P20"><text:span text:style-name="T3"><text:tab/><text:tab/> <text:s/>}</text:span></text:p>
      <text:p text:style-name="P20"><text:span text:style-name="T3"><text:tab/><text:tab/> <text:s/></text:span><text:span text:style-name="T34">if</text:span><text:span text:style-name="T3">(valid != 0){</text:span></text:p>
      <text:p text:style-name="P20"><text:span text:style-name="T3"><text:tab/><text:tab/><text:tab/> <text:s/>HAL_Delay(100);</text:span></text:p>
      <text:p text:style-name="P20"><text:span text:style-name="T3"><text:tab/><text:tab/><text:tab/> <text:s/>LoRa_transmit(&amp;myLoRa, txpacket, </text:span><text:span text:style-name="T34">sizeof</text:span><text:span text:style-name="T3">(txpacket), 500); </text:span><text:span text:style-name="T30">//retry</text:span></text:p>
      <text:p text:style-name="P20"><text:span text:style-name="T3"><text:tab/><text:tab/> <text:s/>}</text:span></text:p>
      <text:p text:style-name="P21"/>
      <text:p text:style-name="P21"/>
      <text:p text:style-name="P20"><text:span text:style-name="T3"><text:tab/><text:tab/> <text:s/>tiltBtnISR = 0; </text:span><text:span text:style-name="T30">//clear </text:span><text:span text:style-name="T31">isr</text:span></text:p>
      <text:p text:style-name="P20"><text:span text:style-name="T3"><text:tab/> <text:s/>}</text:span></text:p>
      <text:p text:style-name="P21"/>
      <text:p text:style-name="P20"><text:soft-page-break/><text:span text:style-name="T3"><text:tab/> <text:s/></text:span><text:span text:style-name="T34">if</text:span><text:span text:style-name="T3">(pairBtnISR==1){</text:span></text:p>
      <text:p text:style-name="P21"/>
      <text:p text:style-name="P20"><text:span text:style-name="T3"><text:tab/><text:tab/> <text:s/>HAL_GPIO_WritePin (GPIOB, GPIO_PIN_7, </text:span><text:span text:style-name="T40">GPIO_PIN_SET</text:span><text:span text:style-name="T3">);<text:tab/><text:tab/></text:span><text:span text:style-name="T30">//PWR_EN <text:s/>-&gt; enable power supply</text:span></text:p>
      <text:p text:style-name="P21"/>
      <text:p text:style-name="P20"><text:span text:style-name="T3"><text:tab/><text:tab/> <text:s/></text:span><text:span text:style-name="T39">strcpy</text:span><text:span text:style-name="T3">(TxBuffer, </text:span><text:span text:style-name="T36">"</text:span><text:span text:style-name="T37">pr</text:span><text:span text:style-name="T36">:"</text:span><text:span text:style-name="T3">);</text:span></text:p>
      <text:p text:style-name="P20"><text:span text:style-name="T3"><text:tab/><text:tab/> <text:s/></text:span><text:span text:style-name="T39">strcat</text:span><text:span text:style-name="T3">(TxBuffer, mbid);</text:span></text:p>
      <text:p text:style-name="P20"><text:span text:style-name="T3"><text:tab/><text:tab/> <text:s/></text:span><text:span text:style-name="T39">strcat</text:span><text:span text:style-name="T3">(TxBuffer, </text:span><text:span text:style-name="T36">":"</text:span><text:span text:style-name="T3">);</text:span></text:p>
      <text:p text:style-name="P20"><text:span text:style-name="T3"><text:tab/><text:tab/> <text:s/></text:span><text:span text:style-name="T39">strcat</text:span><text:span text:style-name="T3">(TxBuffer, </text:span><text:span text:style-name="T36">"100"</text:span><text:span text:style-name="T3">);</text:span></text:p>
      <text:p text:style-name="P20"><text:span text:style-name="T3"><text:tab/><text:tab/> <text:s/></text:span><text:span text:style-name="T39">memcpy</text:span><text:span text:style-name="T3">(&amp;txpacket, &amp;TxBuffer, 20);</text:span></text:p>
      <text:p text:style-name="P20"><text:span text:style-name="T30">//<text:tab/><text:tab/> <text:s/>HAL_UART_Transmit(&amp;huart2, </text:span><text:span text:style-name="T31">txpacket</text:span><text:span text:style-name="T30">, 20, 1000);</text:span></text:p>
      <text:p text:style-name="P20"><text:span text:style-name="T3"><text:tab/><text:tab/> <text:s/>LoRa_transmit(&amp;myLoRa, txpacket, </text:span><text:span text:style-name="T34">sizeof</text:span><text:span text:style-name="T3">(txpacket), 500);</text:span></text:p>
      <text:p text:style-name="P20"><text:span text:style-name="T30">//<text:tab/><text:tab/> <text:s/>LoRa_gotoMode(&amp;myLoRa, SLEEP_MODE);</text:span></text:p>
      <text:p text:style-name="P20"><text:span text:style-name="T3"><text:tab/><text:tab/> <text:s/></text:span><text:span text:style-name="T34">while</text:span><text:span text:style-name="T3">(HAL_GPIO_ReadPin(GPIOA, PAIR_Pin) == 1){</text:span></text:p>
      <text:p text:style-name="P20"><text:span text:style-name="T3"><text:tab/><text:tab/><text:tab/> <text:s/>HAL_Delay(50);</text:span></text:p>
      <text:p text:style-name="P20"><text:span text:style-name="T3"><text:tab/><text:tab/><text:tab/> <text:s/></text:span><text:span text:style-name="T30">//***********************need button / door stuck added here</text:span></text:p>
      <text:p text:style-name="P20"><text:span text:style-name="T3"><text:tab/><text:tab/> <text:s/>}</text:span></text:p>
      <text:p text:style-name="P20"><text:span text:style-name="T3"><text:tab/><text:tab/> <text:s/>pairBtnISR = 0; </text:span><text:span text:style-name="T30">//clear </text:span><text:span text:style-name="T31">isr</text:span></text:p>
      <text:p text:style-name="P20"><text:span text:style-name="T3"><text:tab/> <text:s/>}</text:span></text:p>
      <text:p text:style-name="P21"/>
      <text:p text:style-name="P20"><text:span text:style-name="T30">/***************************************************************************</text:span></text:p>
      <text:p text:style-name="P20"><text:span text:style-name="T30"><text:s/>* keep power on for debugging -&gt; remove commented out for release</text:span></text:p>
      <text:p text:style-name="P20"><text:span text:style-name="T30"><text:s/>*/</text:span></text:p>
      <text:p text:style-name="P20"><text:span text:style-name="T3"><text:tab/> <text:s/></text:span><text:span text:style-name="T30">//************************need button / door stuck added here</text:span></text:p>
      <text:p text:style-name="P20"><text:span text:style-name="T3"><text:tab/> <text:s/><text:tab/><text:tab/> <text:s/>HAL_Delay(50);</text:span></text:p>
      <text:p text:style-name="P21"/>
      <text:p text:style-name="P20"><text:span text:style-name="T3"><text:tab/> <text:s text:c="3"/><text:tab/> <text:s/></text:span><text:span text:style-name="T38">uint16_t</text:span><text:span text:style-name="T3"> ct = 0;</text:span></text:p>
      <text:p text:style-name="P20"><text:span text:style-name="T3"><text:tab/> <text:s/><text:tab/><text:tab/> <text:s/></text:span><text:span text:style-name="T34">while</text:span><text:span text:style-name="T3"> (HAL_GPIO_ReadPin(GPIOA, TILT_Pin) == 1 &amp;&amp; ct &lt; 300){</text:span></text:p>
      <text:p text:style-name="P20"><text:span text:style-name="T3"><text:tab/> <text:s/><text:tab/><text:tab/><text:tab/> <text:s/>HAL_Delay(100);</text:span></text:p>
      <text:p text:style-name="P20"><text:span text:style-name="T3"><text:tab/> <text:s/><text:tab/><text:tab/><text:tab/> <text:s/>ct++;</text:span></text:p>
      <text:p text:style-name="P20"><text:span text:style-name="T3"><text:tab/> <text:s/><text:tab/><text:tab/> <text:s/>}</text:span></text:p>
      <text:p text:style-name="P21"/>
      <text:p text:style-name="P20"><text:span text:style-name="T3"><text:tab/> <text:s/><text:tab/><text:tab/> <text:s/></text:span><text:span text:style-name="T34">if</text:span><text:span text:style-name="T3">(HAL_GPIO_ReadPin(GPIOA, TILT_Pin) == 1){</text:span></text:p>
      <text:p text:style-name="P20"><text:span text:style-name="T3"><text:tab/> <text:s/><text:tab/><text:tab/><text:tab/> <text:s/></text:span><text:span text:style-name="T30">//if (</text:span><text:span text:style-name="T31">ct</text:span><text:span text:style-name="T30"> &gt; 300){<text:tab/><text:tab/><text:tab/><text:tab/><text:tab/>//if door is open longer than 30 seconds</text:span></text:p>
      <text:p text:style-name="P20"><text:span text:style-name="T3"><text:tab/> <text:s/><text:tab/><text:tab/><text:tab/><text:tab/> </text:span><text:span text:style-name="T39">strcpy</text:span><text:span text:style-name="T3">(TxBuffer, </text:span><text:span text:style-name="T36">"do:"</text:span><text:span text:style-name="T3">);</text:span></text:p>
      <text:p text:style-name="P20"><text:span text:style-name="T3"><text:tab/> <text:s/><text:tab/><text:tab/><text:tab/><text:tab/> </text:span><text:span text:style-name="T39">strcat</text:span><text:span text:style-name="T3">(TxBuffer, mbid);</text:span></text:p>
      <text:p text:style-name="P20"><text:span text:style-name="T3"><text:tab/> <text:s/><text:tab/><text:tab/><text:tab/><text:tab/> </text:span><text:span text:style-name="T39">strcat</text:span><text:span text:style-name="T3">(TxBuffer, </text:span><text:span text:style-name="T36">":"</text:span><text:span text:style-name="T3">);</text:span></text:p>
      <text:p text:style-name="P20"><text:span text:style-name="T3"><text:tab/> <text:s/><text:tab/><text:tab/><text:tab/><text:tab/> </text:span><text:span text:style-name="T39">strcat</text:span><text:span text:style-name="T3">(TxBuffer, msg);</text:span></text:p>
      <text:p text:style-name="P21"/>
      <text:p text:style-name="P20"><text:span text:style-name="T3"><text:tab/> <text:s/><text:tab/><text:tab/><text:tab/><text:tab/> </text:span><text:span text:style-name="T39">memcpy</text:span><text:span text:style-name="T3">(&amp;txpacket, &amp;TxBuffer, 20);</text:span></text:p>
      <text:p text:style-name="P20"><text:span text:style-name="T3"><text:tab/> <text:s/><text:tab/><text:tab/><text:tab/><text:tab/> LoRa_transmit(&amp;myLoRa, txpacket, </text:span><text:span text:style-name="T34">sizeof</text:span><text:span text:style-name="T3">(txpacket), 500);</text:span></text:p>
      <text:p text:style-name="P20"><text:span text:style-name="T3"><text:tab/> <text:s/><text:tab/><text:tab/> <text:s/>}</text:span></text:p>
      <text:p text:style-name="P21"/>
      <text:p text:style-name="P21"/>
      <text:p text:style-name="P20"><text:span text:style-name="T3"><text:tab/> <text:s/><text:tab/><text:tab/><text:tab/>tiltBtnISR = 0; </text:span><text:span text:style-name="T30">//clear </text:span><text:span text:style-name="T31">isr</text:span></text:p>
      <text:p text:style-name="P20"><text:span text:style-name="T3"><text:tab/> <text:s/><text:tab/></text:span><text:span text:style-name="T30">// everything in deep sleep?</text:span></text:p>
      <text:p text:style-name="P20"><text:span text:style-name="T3"><text:tab/><text:tab/>HAL_GPIO_WritePin (GPIOB, GPIO_PIN_7, </text:span><text:span text:style-name="T40">GPIO_PIN_RESET</text:span><text:span text:style-name="T3">);<text:tab/><text:tab/></text:span><text:span text:style-name="T30">//PWR_EN -&gt; disable power supply</text:span></text:p>
      <text:p text:style-name="P21"/>
      <text:p text:style-name="P20"><text:span text:style-name="T3"><text:s text:c="2"/>}</text:span></text:p>
      <text:p text:style-name="P20"><text:span text:style-name="T3"><text:s text:c="2"/></text:span><text:span text:style-name="T30">/* USER CODE END 3 */</text:span></text:p>
      <text:p text:style-name="P20"><text:span text:style-name="T3">}</text:span></text:p>
      <text:p text:style-name="P21"/>
      <text:p text:style-name="P20"><text:span text:style-name="T30">/**</text:span></text:p>
      <text:p text:style-name="P20"><text:span text:style-name="T30"><text:s text:c="2"/>* @brief System Clock Configuration</text:span></text:p>
      <text:p text:style-name="P20"><text:span text:style-name="T30"><text:s text:c="2"/>* @</text:span><text:span text:style-name="T31">retval</text:span><text:span text:style-name="T30"> None</text:span></text:p>
      <text:p text:style-name="P20"><text:span text:style-name="T30"><text:s text:c="2"/>*/</text:span></text:p>
      <text:p text:style-name="P20"><text:soft-page-break/><text:span text:style-name="T34">void</text:span><text:span text:style-name="T3"> </text:span><text:span text:style-name="T4">SystemClock_Config</text:span><text:span text:style-name="T3">(</text:span><text:span text:style-name="T34">void</text:span><text:span text:style-name="T3">)</text:span></text:p>
      <text:p text:style-name="P20"><text:span text:style-name="T3">{</text:span></text:p>
      <text:p text:style-name="P20"><text:span text:style-name="T3"><text:s text:c="2"/></text:span><text:span text:style-name="T38">RCC_OscInitTypeDef</text:span><text:span text:style-name="T3"> RCC_OscInitStruct = {0};</text:span></text:p>
      <text:p text:style-name="P20"><text:span text:style-name="T3"><text:s text:c="2"/></text:span><text:span text:style-name="T38">RCC_ClkInitTypeDef</text:span><text:span text:style-name="T3"> RCC_ClkInitStruct = {0};</text:span></text:p>
      <text:p text:style-name="P21"/>
      <text:p text:style-name="P20"><text:span text:style-name="T3"><text:s text:c="2"/></text:span><text:span text:style-name="T30">/** Initializes the RCC Oscillators according to the specified parameters</text:span></text:p>
      <text:p text:style-name="P20"><text:span text:style-name="T30"><text:s text:c="2"/>* in the RCC_OscInitTypeDef structure.</text:span></text:p>
      <text:p text:style-name="P20"><text:span text:style-name="T30"><text:s text:c="2"/>*/</text:span></text:p>
      <text:p text:style-name="P20"><text:span text:style-name="T3"><text:s text:c="2"/>RCC_OscInitStruct.</text:span><text:span text:style-name="T41">OscillatorType</text:span><text:span text:style-name="T3"> = RCC_OSCILLATORTYPE_HSI;</text:span></text:p>
      <text:p text:style-name="P20"><text:span text:style-name="T3"><text:s text:c="2"/>RCC_OscInitStruct.</text:span><text:span text:style-name="T41">HSIState</text:span><text:span text:style-name="T3"> = RCC_HSI_ON;</text:span></text:p>
      <text:p text:style-name="P20"><text:span text:style-name="T3"><text:s text:c="2"/>RCC_OscInitStruct.</text:span><text:span text:style-name="T41">HSIDiv</text:span><text:span text:style-name="T3"> = RCC_HSI_DIV1;</text:span></text:p>
      <text:p text:style-name="P20"><text:span text:style-name="T3"><text:s text:c="2"/>RCC_OscInitStruct.</text:span><text:span text:style-name="T41">HSICalibrationValue</text:span><text:span text:style-name="T3"> = RCC_HSICALIBRATION_DEFAULT;</text:span></text:p>
      <text:p text:style-name="P20"><text:span text:style-name="T3"><text:s text:c="2"/></text:span><text:span text:style-name="T34">if</text:span><text:span text:style-name="T3"> (HAL_RCC_OscConfig(&amp;RCC_OscInitStruct) != </text:span><text:span text:style-name="T40">HAL_OK</text:span><text:span text:style-name="T3">)</text:span></text:p>
      <text:p text:style-name="P20"><text:span text:style-name="T3"><text:s text:c="2"/>{</text:span></text:p>
      <text:p text:style-name="P20"><text:span text:style-name="T3"><text:s text:c="4"/>Error_Handler();</text:span></text:p>
      <text:p text:style-name="P20"><text:span text:style-name="T3"><text:s text:c="2"/>}</text:span></text:p>
      <text:p text:style-name="P21"/>
      <text:p text:style-name="P20"><text:span text:style-name="T3"><text:s text:c="2"/></text:span><text:span text:style-name="T30">/** Initializes the CPU, AHB and APB buses clocks</text:span></text:p>
      <text:p text:style-name="P20"><text:span text:style-name="T30"><text:s text:c="2"/>*/</text:span></text:p>
      <text:p text:style-name="P20"><text:span text:style-name="T3"><text:s text:c="2"/>RCC_ClkInitStruct.</text:span><text:span text:style-name="T41">ClockType</text:span><text:span text:style-name="T3"> = RCC_CLOCKTYPE_HCLK|RCC_CLOCKTYPE_SYSCLK</text:span></text:p>
      <text:p text:style-name="P20"><text:span text:style-name="T3"><text:s text:c="30"/>|RCC_CLOCKTYPE_PCLK1;</text:span></text:p>
      <text:p text:style-name="P20"><text:span text:style-name="T3"><text:s text:c="2"/>RCC_ClkInitStruct.</text:span><text:span text:style-name="T41">SYSCLKSource</text:span><text:span text:style-name="T3"> = RCC_SYSCLKSOURCE_HSI;</text:span></text:p>
      <text:p text:style-name="P20"><text:span text:style-name="T3"><text:s text:c="2"/>RCC_ClkInitStruct.</text:span><text:span text:style-name="T41">SYSCLKDivider</text:span><text:span text:style-name="T3"> = RCC_SYSCLK_DIV1;</text:span></text:p>
      <text:p text:style-name="P20"><text:span text:style-name="T3"><text:s text:c="2"/>RCC_ClkInitStruct.</text:span><text:span text:style-name="T41">AHBCLKDivider</text:span><text:span text:style-name="T3"> = RCC_HCLK_DIV1;</text:span></text:p>
      <text:p text:style-name="P20"><text:span text:style-name="T3"><text:s text:c="2"/>RCC_ClkInitStruct.</text:span><text:span text:style-name="T41">APB1CLKDivider</text:span><text:span text:style-name="T3"> = RCC_APB1_DIV2;</text:span></text:p>
      <text:p text:style-name="P21"/>
      <text:p text:style-name="P20"><text:span text:style-name="T3"><text:s text:c="2"/></text:span><text:span text:style-name="T34">if</text:span><text:span text:style-name="T3"> (HAL_RCC_ClockConfig(&amp;RCC_ClkInitStruct, FLASH_LATENCY_1) != </text:span><text:span text:style-name="T40">HAL_OK</text:span><text:span text:style-name="T3">)</text:span></text:p>
      <text:p text:style-name="P20"><text:span text:style-name="T3"><text:s text:c="2"/>{</text:span></text:p>
      <text:p text:style-name="P20"><text:span text:style-name="T3"><text:s text:c="4"/>Error_Handler();</text:span></text:p>
      <text:p text:style-name="P20"><text:span text:style-name="T3"><text:s text:c="2"/>}</text:span></text:p>
      <text:p text:style-name="P20"><text:span text:style-name="T3">}</text:span></text:p>
      <text:p text:style-name="P21"/>
      <text:p text:style-name="P20"><text:span text:style-name="T30">/* USER CODE BEGIN 4 */</text:span></text:p>
      <text:p text:style-name="P20"><text:span text:style-name="T30">// interrupt entry:</text:span></text:p>
      <text:p text:style-name="P20"><text:span text:style-name="T30">//Receiver side</text:span></text:p>
      <text:p text:style-name="P20"><text:span text:style-name="T34">void</text:span><text:span text:style-name="T3"> </text:span><text:span text:style-name="T4">HAL_GPIO_EXTI_Falling_Callback</text:span><text:span text:style-name="T3">(</text:span><text:span text:style-name="T38">uint16_t</text:span><text:span text:style-name="T3"> GPIO_Pin){</text:span></text:p>
      <text:p text:style-name="P21"/>
      <text:p text:style-name="P21"/>
      <text:p text:style-name="P20"><text:span text:style-name="T30">// is </text:span><text:span text:style-name="T31">irq</text:span><text:span text:style-name="T30"> from tilt sensor?</text:span></text:p>
      <text:p text:style-name="P20"><text:span text:style-name="T3"><text:tab/></text:span><text:span text:style-name="T34">if</text:span><text:span text:style-name="T3">(GPIO_Pin == TILT_Pin){</text:span></text:p>
      <text:p text:style-name="P20"><text:span text:style-name="T3"><text:tab/><text:tab/>tiltBtnISR = 1;</text:span></text:p>
      <text:p text:style-name="P21"/>
      <text:p text:style-name="P20"><text:span text:style-name="T3"><text:tab/>}</text:span></text:p>
      <text:p text:style-name="P20"><text:span text:style-name="T3"><text:tab/></text:span><text:span text:style-name="T30">//is </text:span><text:span text:style-name="T31">irq</text:span><text:span text:style-name="T30"> from pair button?</text:span></text:p>
      <text:p text:style-name="P21"/>
      <text:p text:style-name="P20"><text:span text:style-name="T3"><text:tab/></text:span><text:span text:style-name="T34">if</text:span><text:span text:style-name="T3">(GPIO_Pin == PAIR_Pin){</text:span></text:p>
      <text:p text:style-name="P20"><text:span text:style-name="T3"><text:tab/><text:tab/>pairBtnISR = 1;</text:span></text:p>
      <text:p text:style-name="P21"/>
      <text:p text:style-name="P20"><text:span text:style-name="T3"><text:tab/>}</text:span><text:span text:style-name="T34">else</text:span><text:span text:style-name="T3"> {</text:span></text:p>
      <text:p text:style-name="P20"><text:span text:style-name="T3"><text:tab/><text:tab/></text:span><text:span text:style-name="T30">//tiltBtnISR = 0;</text:span></text:p>
      <text:p text:style-name="P20"><text:span text:style-name="T3"><text:tab/><text:tab/></text:span><text:span text:style-name="T30">//pairBtnISR = 0;</text:span></text:p>
      <text:p text:style-name="P20"><text:span text:style-name="T3"><text:tab/> <text:s text:c="5"/>__NOP();</text:span></text:p>
      <text:p text:style-name="P20"><text:span text:style-name="T3"><text:tab/>}</text:span></text:p>
      <text:p text:style-name="P20"><text:span text:style-name="T3">}</text:span></text:p>
      <text:p text:style-name="P21"/>
      <text:p text:style-name="P21"/>
      <text:p text:style-name="P21"/>
      <text:p text:style-name="P21"/>
      <text:p text:style-name="P20"><text:soft-page-break/><text:span text:style-name="T30">/* USER CODE END 4 */</text:span></text:p>
      <text:p text:style-name="P21"/>
      <text:p text:style-name="P20"><text:span text:style-name="T30">/**</text:span></text:p>
      <text:p text:style-name="P20"><text:span text:style-name="T30"><text:s text:c="2"/>* @brief <text:s/>This function is executed in case of error occurrence.</text:span></text:p>
      <text:p text:style-name="P20"><text:span text:style-name="T30"><text:s text:c="2"/>* @</text:span><text:span text:style-name="T31">retval</text:span><text:span text:style-name="T30"> None</text:span></text:p>
      <text:p text:style-name="P20"><text:span text:style-name="T30"><text:s text:c="2"/>*/</text:span></text:p>
      <text:p text:style-name="P20"><text:span text:style-name="T34">void</text:span><text:span text:style-name="T3"> </text:span><text:span text:style-name="T4">Error_Handler</text:span><text:span text:style-name="T3">(</text:span><text:span text:style-name="T34">void</text:span><text:span text:style-name="T3">)</text:span></text:p>
      <text:p text:style-name="P20"><text:span text:style-name="T3">{</text:span></text:p>
      <text:p text:style-name="P20"><text:span text:style-name="T3"><text:s text:c="2"/></text:span><text:span text:style-name="T30">/* USER CODE BEGIN Error_Handler_Debug */</text:span></text:p>
      <text:p text:style-name="P20"><text:span text:style-name="T3"><text:s text:c="2"/></text:span><text:span text:style-name="T30">/* User can add his own implementation to report the HAL error return state */</text:span></text:p>
      <text:p text:style-name="P20"><text:span text:style-name="T3"><text:s text:c="2"/>__disable_irq();</text:span></text:p>
      <text:p text:style-name="P20"><text:span text:style-name="T3"><text:s text:c="2"/></text:span><text:span text:style-name="T34">while</text:span><text:span text:style-name="T3"> (1)</text:span></text:p>
      <text:p text:style-name="P20"><text:span text:style-name="T3"><text:s text:c="2"/>{</text:span></text:p>
      <text:p text:style-name="P20"><text:span text:style-name="T3"><text:tab/> <text:s/>HAL_GPIO_WritePin (GPIOB, GPIO_PIN_7, </text:span><text:span text:style-name="T40">GPIO_PIN_RESET</text:span><text:span text:style-name="T3">);<text:tab/><text:tab/></text:span><text:span text:style-name="T30">//PWR_EN <text:s/>-&gt; disable power supply</text:span></text:p>
      <text:p text:style-name="P20"><text:span text:style-name="T3"><text:s text:c="2"/>}</text:span></text:p>
      <text:p text:style-name="P20"><text:span text:style-name="T3"><text:s text:c="2"/></text:span><text:span text:style-name="T30">/* USER CODE END Error_Handler_Debug */</text:span></text:p>
      <text:p text:style-name="P20"><text:span text:style-name="T3">}</text:span></text:p>
      <text:p text:style-name="P21"/>
      <text:p text:style-name="P20"><text:span text:style-name="T35">#ifdef</text:span><text:span text:style-name="T5"> <text:s/>USE_FULL_ASSERT</text:span></text:p>
      <text:p text:style-name="P20"><text:span text:style-name="T33">/**</text:span></text:p>
      <text:p text:style-name="P20"><text:span text:style-name="T33"><text:s text:c="2"/>* @brief <text:s/>Reports the name of the source file and the source line number</text:span></text:p>
      <text:p text:style-name="P20"><text:span text:style-name="T33"><text:s text:c="2"/>* <text:s text:c="8"/>where the assert_param error has occurred.</text:span></text:p>
      <text:p text:style-name="P20"><text:span text:style-name="T33"><text:s text:c="2"/>* @</text:span><text:span text:style-name="T32">param</text:span><text:span text:style-name="T33"> <text:s/>file: pointer to the source file name</text:span></text:p>
      <text:p text:style-name="P20"><text:span text:style-name="T33"><text:s text:c="2"/>* @</text:span><text:span text:style-name="T32">param</text:span><text:span text:style-name="T33"> <text:s/>line: assert_param error line source number</text:span></text:p>
      <text:p text:style-name="P20"><text:span text:style-name="T33"><text:s text:c="2"/>* @</text:span><text:span text:style-name="T32">retval</text:span><text:span text:style-name="T33"> None</text:span></text:p>
      <text:p text:style-name="P20"><text:span text:style-name="T33"><text:s text:c="2"/>*/</text:span></text:p>
      <text:p text:style-name="P20"><text:span text:style-name="T35">void</text:span><text:span text:style-name="T5"> assert_failed(uint8_t *file, uint32_t line)</text:span></text:p>
      <text:p text:style-name="P20"><text:span text:style-name="T5">{</text:span></text:p>
      <text:p text:style-name="P20"><text:span text:style-name="T5"><text:s text:c="2"/></text:span><text:span text:style-name="T33">/* USER CODE BEGIN 6 */</text:span></text:p>
      <text:p text:style-name="P20"><text:span text:style-name="T5"><text:s text:c="2"/></text:span><text:span text:style-name="T33">/* User can add his own implementation to report the file name and line number,</text:span></text:p>
      <text:p text:style-name="P20"><text:span text:style-name="T33"><text:s text:c="5"/></text:span><text:span text:style-name="T32">ex</text:span><text:span text:style-name="T33">: </text:span><text:span text:style-name="T32">printf</text:span><text:span text:style-name="T33">("Wrong parameters value: file %s on line %d\r\n", file, line) */</text:span></text:p>
      <text:p text:style-name="P20"><text:span text:style-name="T5"><text:s text:c="2"/></text:span><text:span text:style-name="T33">/* USER CODE END 6 */</text:span></text:p>
      <text:p text:style-name="P20"><text:span text:style-name="T5">}</text:span></text:p>
      <text:p text:style-name="P20"><text:span text:style-name="T35">#endif</text:span><text:span text:style-name="T5"> </text:span><text:span text:style-name="T33">/* USE_FULL_ASSERT */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7T07:48:47.702000000</meta:creation-date>
    <dc:date>2024-10-07T08:10:59.959000000</dc:date>
    <meta:editing-duration>PT22M11S</meta:editing-duration>
    <meta:editing-cycles>4</meta:editing-cycles>
    <meta:generator>LibreOffice/7.2.5.2$Windows_X86_64 LibreOffice_project/499f9727c189e6ef3471021d6132d4c694f357e5</meta:generator>
    <meta:print-date>2024-10-07T07:55:40.712000000</meta:print-date>
    <meta:document-statistic meta:table-count="0" meta:image-count="0" meta:object-count="0" meta:page-count="9" meta:paragraph-count="375" meta:word-count="1483" meta:character-count="11841" meta:non-whitespace-character-count="9680"/>
  </office:meta>
</office:document-meta>
</file>